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4ce6"/>
    </style:style>
    <style:style style:name="P2" style:family="paragraph" style:parent-style-name="Standard">
      <style:text-properties officeooo:rsid="00044ce6" officeooo:paragraph-rsid="00044ce6"/>
    </style:style>
    <style:style style:name="P3" style:family="paragraph" style:parent-style-name="Standard">
      <style:text-properties officeooo:rsid="00044ce6" officeooo:paragraph-rsid="0005a874"/>
    </style:style>
    <style:style style:name="P4" style:family="paragraph" style:parent-style-name="Standard">
      <style:text-properties officeooo:paragraph-rsid="00044ce6"/>
    </style:style>
    <style:style style:name="P5" style:family="paragraph" style:parent-style-name="Standard">
      <style:text-properties fo:font-size="13pt" fo:font-weight="bold" officeooo:rsid="000c5393" officeooo:paragraph-rsid="000c5393" style:font-size-asian="13pt" style:font-weight-asian="bold" style:font-size-complex="13pt" style:font-weight-complex="bold"/>
    </style:style>
    <style:style style:name="P6" style:family="paragraph" style:parent-style-name="Standard">
      <style:text-properties fo:font-size="13pt" fo:font-weight="bold" officeooo:rsid="000c5393" officeooo:paragraph-rsid="000eb70c" style:font-size-asian="13pt" style:font-weight-asian="bold" style:font-size-complex="13pt" style:font-weight-complex="bold"/>
    </style:style>
    <style:style style:name="P7" style:family="paragraph" style:parent-style-name="Standard">
      <style:text-properties fo:font-size="13pt" fo:font-weight="bold" officeooo:rsid="000c5393" officeooo:paragraph-rsid="000ebb1a" style:font-size-asian="13pt" style:font-weight-asian="bold" style:font-size-complex="13pt" style:font-weight-complex="bold"/>
    </style:style>
    <style:style style:name="P8" style:family="paragraph" style:parent-style-name="Standard">
      <style:text-properties fo:font-size="13pt" fo:font-weight="bold" officeooo:rsid="000c5393" officeooo:paragraph-rsid="000f04ab" style:font-size-asian="13pt" style:font-weight-asian="bold" style:font-size-complex="13pt" style:font-weight-complex="bold"/>
    </style:style>
    <style:style style:name="P9" style:family="paragraph" style:parent-style-name="Standard">
      <style:text-properties fo:font-size="13pt" fo:font-weight="bold" officeooo:rsid="000ce895" officeooo:paragraph-rsid="000ce895" style:font-size-asian="13pt" style:font-weight-asian="bold" style:font-size-complex="13pt" style:font-weight-complex="bold"/>
    </style:style>
    <style:style style:name="P10" style:family="paragraph" style:parent-style-name="Standard">
      <style:text-properties fo:font-size="12pt" fo:font-weight="normal" officeooo:rsid="000c5393" officeooo:paragraph-rsid="000c5393" style:font-size-asian="10.5pt" style:font-weight-asian="normal" style:font-size-complex="12pt" style:font-weight-complex="normal"/>
    </style:style>
    <style:style style:name="P11" style:family="paragraph" style:parent-style-name="Standard">
      <style:text-properties fo:font-size="12pt" fo:font-weight="normal" officeooo:rsid="00118369" officeooo:paragraph-rsid="00118369" style:font-size-asian="10.5pt" style:font-weight-asian="normal" style:font-size-complex="12pt" style:font-weight-complex="normal"/>
    </style:style>
    <style:style style:name="P12" style:family="paragraph" style:parent-style-name="Standard">
      <style:text-properties fo:font-size="12pt" fo:font-weight="normal" officeooo:rsid="00122c79" officeooo:paragraph-rsid="00122c79" style:font-size-asian="10.5pt" style:font-weight-asian="normal" style:font-size-complex="12pt" style:font-weight-complex="normal"/>
    </style:style>
    <style:style style:name="P13" style:family="paragraph" style:parent-style-name="Standard">
      <style:text-properties fo:font-size="12pt" fo:font-weight="normal" officeooo:rsid="00122c79" officeooo:paragraph-rsid="001428b6" style:font-size-asian="10.5pt" style:font-weight-asian="normal" style:font-size-complex="12pt" style:font-weight-complex="normal"/>
    </style:style>
    <style:style style:name="P14" style:family="paragraph" style:parent-style-name="Standard">
      <style:text-properties fo:font-size="12pt" fo:font-weight="normal" officeooo:rsid="001428b6" officeooo:paragraph-rsid="001428b6" style:font-size-asian="10.5pt" style:font-weight-asian="normal" style:font-size-complex="12pt" style:font-weight-complex="normal"/>
    </style:style>
    <style:style style:name="P15" style:family="paragraph" style:parent-style-name="Standard">
      <style:text-properties fo:font-size="12pt" fo:font-weight="normal" officeooo:rsid="001428b6" officeooo:paragraph-rsid="00144f46" style:font-size-asian="10.5pt" style:font-weight-asian="normal" style:font-size-complex="12pt" style:font-weight-complex="normal"/>
    </style:style>
    <style:style style:name="P16" style:family="paragraph" style:parent-style-name="Standard">
      <style:text-properties fo:font-size="12pt" fo:font-weight="normal" officeooo:rsid="00169a47" officeooo:paragraph-rsid="00169a47" style:font-size-asian="10.5pt" style:font-weight-asian="normal" style:font-size-complex="12pt" style:font-weight-complex="normal"/>
    </style:style>
    <style:style style:name="P17" style:family="paragraph" style:parent-style-name="Standard">
      <style:text-properties officeooo:paragraph-rsid="00169a47"/>
    </style:style>
    <style:style style:name="P18" style:family="paragraph" style:parent-style-name="Standard">
      <style:paragraph-properties fo:break-before="page"/>
      <style:text-properties fo:font-size="13pt" fo:font-weight="bold" officeooo:rsid="000c5393" officeooo:paragraph-rsid="000c5393" style:font-size-asian="13pt" style:font-weight-asian="bold" style:font-size-complex="13pt" style:font-weight-complex="bold"/>
    </style:style>
    <style:style style:name="P19" style:family="paragraph" style:parent-style-name="Text_20_body" style:list-style-name="L1">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P20" style:family="paragraph">
      <loext:graphic-properties draw:fill-color="#ffffff"/>
    </style:style>
    <style:style style:name="P21" style:family="paragraph">
      <loext:graphic-properties draw:fill-color="#ffffff"/>
      <style:paragraph-properties fo:text-align="center"/>
    </style:style>
    <style:style style:name="P22" style:family="paragraph">
      <style:text-properties fo:font-weight="bold" style:font-weight-asian="bold" style:font-weight-complex="bold"/>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none" draw:fill-color="#ffffff"/>
    </style:style>
    <style:style style:name="T1" style:family="text">
      <style:text-properties officeooo:rsid="00044ce6"/>
    </style:style>
    <style:style style:name="T2" style:family="text">
      <style:text-properties officeooo:rsid="0005a874"/>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2pt" fo:font-weight="normal" officeooo:rsid="00169a47"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0ce895" style:font-size-asian="12pt" style:font-weight-asian="normal" style:font-size-complex="12pt" style:font-weight-complex="normal"/>
    </style:style>
    <style:style style:name="T7" style:family="text">
      <style:text-properties fo:font-size="12pt" fo:font-weight="normal" officeooo:rsid="000eb70c" style:font-size-asian="12pt" style:font-weight-asian="normal" style:font-size-complex="12pt" style:font-weight-complex="normal"/>
    </style:style>
    <style:style style:name="T8" style:family="text">
      <style:text-properties fo:font-size="12pt" fo:font-weight="normal" officeooo:rsid="000ebb1a" style:font-size-asian="12pt" style:font-weight-asian="normal" style:font-size-complex="12pt" style:font-weight-complex="normal"/>
    </style:style>
    <style:style style:name="T9" style:family="text">
      <style:text-properties fo:font-size="12pt" fo:font-weight="normal" officeooo:rsid="000f04ab" style:font-size-asian="12pt" style:font-weight-asian="normal" style:font-size-complex="12pt" style:font-weight-complex="normal"/>
    </style:style>
    <style:style style:name="T10" style:family="text">
      <style:text-properties fo:font-size="12pt" fo:font-weight="normal" officeooo:rsid="000f8215"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3pt" fo:font-weight="bold" officeooo:rsid="00118369" style:font-size-asian="13pt" style:font-weight-asian="bold" style:font-size-complex="13pt" style:font-weight-complex="bold"/>
    </style:style>
    <style:style style:name="T14" style:family="text">
      <style:text-properties officeooo:rsid="000ce895"/>
    </style:style>
    <style:style style:name="T15" style:family="text">
      <style:text-properties officeooo:rsid="000eb70c"/>
    </style:style>
    <style:style style:name="T16" style:family="text">
      <style:text-properties officeooo:rsid="000fde24"/>
    </style:style>
    <style:style style:name="T17" style:family="text">
      <style:text-properties fo:font-size="14pt" officeooo:rsid="000fde24" style:font-size-asian="14pt" style:font-size-complex="14pt"/>
    </style:style>
    <style:style style:name="T18" style:family="text">
      <style:text-properties officeooo:rsid="00118369"/>
    </style:style>
    <style:style style:name="T19" style:family="text">
      <style:text-properties officeooo:rsid="00122c79"/>
    </style:style>
    <style:style style:name="T20" style:family="text">
      <style:text-properties officeooo:rsid="001428b6"/>
    </style:style>
    <style:style style:name="T21" style:family="text">
      <style:text-properties officeooo:rsid="00144f46"/>
    </style:style>
    <style:style style:name="T22" style:family="text">
      <style:text-properties fo:font-variant="normal" fo:text-transform="none" fo:color="#273239" style:font-name="Nunito" fo:font-size="12.75pt" fo:letter-spacing="normal" fo:font-style="normal" fo:font-weight="normal" style:font-weight-asian="normal" style:font-weight-complex="normal" loext:padding="0in" loext:border="none"/>
    </style:style>
    <style:style style:name="T23" style:family="text">
      <style:text-properties fo:font-variant="normal" fo:text-transform="none" fo:color="#273239" style:font-name="Nunito" fo:font-size="12pt" fo:letter-spacing="normal" fo:font-style="normal" fo:font-weight="bold" style:font-size-asian="12pt" style:font-size-complex="12pt" loext:padding="0in" loext:border="none"/>
    </style:style>
    <style:style style:name="T24" style:family="text">
      <style:text-properties fo:font-variant="normal" fo:text-transform="none" fo:color="#273239" style:font-name="Nunito" fo:font-size="12pt" fo:letter-spacing="normal" fo:font-style="normal" fo:font-weight="normal" style:font-size-asian="12pt" style:font-size-complex="12pt" loext:padding="0in" loext:border="none"/>
    </style:style>
    <style:style style:name="T25" style:family="text">
      <style:text-properties fo:font-variant="normal" fo:text-transform="none" fo:color="#273239" style:font-name="Nunito" fo:font-size="12pt" fo:letter-spacing="normal" fo:font-style="normal" fo:font-weight="normal" officeooo:rsid="00169a47" style:font-size-asian="12pt" style:font-weight-asian="normal" style:font-size-complex="12pt" style:font-weight-complex="normal" loext:padding="0in" loext:border="none"/>
    </style:style>
    <style:style style:name="T26" style:family="text">
      <style:text-properties fo:font-variant="normal" fo:text-transform="none" fo:color="#273239" style:font-name="Nunito" fo:font-size="12pt" fo:letter-spacing="normal" fo:font-style="normal" fo:font-weight="normal" style:font-size-asian="12pt" style:font-weight-asian="normal" style:font-size-complex="12pt" style:font-weight-complex="normal" loext:padding="0in" loext:border="none"/>
    </style:style>
    <style:style style:name="T27"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draw:marker-start-width="0.1689in" draw:marker-end="" draw:marker-end-width="0.1689in" draw:fill-color="#ffffff" draw:textarea-horizontal-align="justify" draw:textarea-vertical-align="middle" draw:auto-grow-height="false" fo:min-height="0.7618in" fo:min-width="1.407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000000" draw:marker-start-width="0.139in" draw:marker-end-width="0.139in" draw:fill="none" draw:fill-color="#ffffff" fo:min-height="0.270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draw:marker-start-width="0.1689in" draw:marker-end-width="0.1689in" draw:fill-color="#ffffff" draw:textarea-horizontal-align="justify" draw:textarea-vertical-align="middle" draw:auto-grow-height="false" fo:min-height="1.6252in" fo:min-width="2.614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874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draw:marker-start-width="0.1689in" draw:marker-end-width="0.1689in" draw:fill-color="#ffffff" draw:textarea-horizontal-align="justify" draw:textarea-vertical-align="middle" draw:auto-grow-height="false" fo:min-height="0.8646in" fo:min-width="1.812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draw:marker-start-width="0.1689in" draw:marker-end-width="0.1689in" draw:fill-color="#ffffff" draw:textarea-horizontal-align="justify" draw:textarea-vertical-align="middle" draw:auto-grow-height="false" fo:min-height="0.8752in" fo:min-width="1.916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3465a4" draw:marker-start="" draw:marker-start-width="0.1689in" draw:marker-end="Diamond" draw:marker-end-width="0.1689in" draw:fill-color="#ffff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201in" svg:stroke-color="#3465a4" draw:marker-start-width="0.1689in" draw:marker-end="Rounded_20_short_20_Arrow" draw:marker-end-width="0.1689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201in" svg:stroke-color="#3465a4" draw:marker-start-width="0.1689in" draw:marker-end="Arrow" draw:marker-end-width="0.1689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201in" draw:marker-start-width="0.1689in" draw:marker-end-width="0.1689in" draw:fill-color="#ffffff" draw:textarea-horizontal-align="justify" draw:textarea-vertical-align="middle" draw:auto-grow-height="false" fo:min-height="0.8362in" fo:min-width="2.637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style:style>
    <style:style style:name="gr19" style:family="graphic">
      <style:graphic-properties draw:stroke="dash" draw:stroke-dash="Ultrafine_20_Dashed" svg:stroke-width="0.0201in" svg:stroke-color="#3465a4" draw:marker-start-width="0.1689in" draw:marker-end-width="0.1689in"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tab/><text:tab/><text:tab/><text:span text:style-name="T3">Observer Pattern</text:span></text:p>
      <text:p text:style-name="P1"/>
      <text:p text:style-name="P1"/>
      <text:p text:style-name="P1"/>
      <text:p text:style-name="P2">It defines one to many dependency between objects so that when one object changes state,all its dependents are notified and updated automatically.</text:p>
      <text:p text:style-name="P2"/>
      <text:p text:style-name="P2"><text:s/>Use-case:-</text:p>
      <text:p text:style-name="P2"/>
      <text:p text:style-name="P2">* A change to one object implies a change to another object.</text:p>
      <text:p text:style-name="P2">* One abstraction depends on the state of the another abstraction.</text:p>
      <text:p text:style-name="P3">* <text:span text:style-name="T2">Objects should be notified of the state changes of another object without being tightly coupled.</text:span></text:p>
      <text:p text:style-name="P3"/>
      <text:p text:style-name="P3"/>
      <text:p text:style-name="P3"/>
      <text:p text:style-name="P3"/>
      <text:p text:style-name="P3"><draw:custom-shape text:anchor-type="paragraph" draw:z-index="0" draw:name="Shape1" draw:style-name="gr1" draw:text-style-name="P20" svg:width="1.4898in" svg:height="0.8441in" svg:x="0.1339in" svg:y="0.14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20" svg:width="2.615in" svg:height="1.6252in" svg:x="4.0193in" svg:y="0.0091in"><text:p/><draw:enhanced-geometry svg:viewBox="0 0 21600 21600" draw:type="rectangle" draw:enhanced-path="M 0 0 L 21600 0 21600 21600 0 21600 0 0 Z N"/></draw:custom-shape><draw:frame text:anchor-type="paragraph" draw:z-index="7" draw:name="Shape8" draw:style-name="gr7" draw:text-style-name="P23" svg:width="1.9067in" svg:height="0.3024in" svg:x="4.3528in" svg:y="0.061in"><draw:text-box><text:p text:style-name="P22"><text:span text:style-name="T27">S</text:span><text:span text:style-name="T27">u</text:span><text:span text:style-name="T27">b</text:span><text:span text:style-name="T27">j</text:span><text:span text:style-name="T27">e</text:span><text:span text:style-name="T27">c</text:span><text:span text:style-name="T27">t</text:span></text:p></draw:text-box></draw:frame><text:span text:style-name="T2"><text:s/></text:span><text:s/></text:p>
      <text:p text:style-name="P4"><draw:line text:anchor-type="paragraph" draw:z-index="1" draw:name="Shape2" draw:style-name="gr2" draw:text-style-name="P21" svg:x1="0.1339in" svg:y1="0.3799in" svg:x2="1.6236in" svg:y2="0.3799in"><text:p/></draw:line><draw:frame text:anchor-type="paragraph" draw:z-index="2" draw:name="Shape3" draw:style-name="gr3" draw:text-style-name="P23" svg:width="1.3024in" svg:height="0.2713in" svg:x="0.2591in" svg:y="0.0465in"><draw:text-box><text:p text:style-name="P22"><text:span text:style-name="T27">O</text:span><text:span text:style-name="T27">b</text:span><text:span text:style-name="T27">s</text:span><text:span text:style-name="T27">e</text:span><text:span text:style-name="T27">r</text:span><text:span text:style-name="T27">v</text:span><text:span text:style-name="T27">e</text:span><text:span text:style-name="T27">r</text:span></text:p></draw:text-box></draw:frame><draw:frame text:anchor-type="paragraph" draw:z-index="3" draw:name="Shape4" draw:style-name="gr4" draw:text-style-name="P24" svg:width="1.1669in" svg:height="0.4169in" svg:x="0.2591in" svg:y="0.3799in"><draw:text-box><text:p><text:line-break/>+ notify()</text:p></draw:text-box></draw:frame><draw:line text:anchor-type="paragraph" draw:z-index="5" draw:name="Shape6" draw:style-name="gr6" draw:text-style-name="P21" svg:x1="4.0193in" svg:y1="0.2339in" svg:x2="6.6339in" svg:y2="0.2236in"><text:p/></draw:line><draw:line text:anchor-type="paragraph" draw:z-index="6" draw:name="Shape7" draw:style-name="gr6" draw:text-style-name="P21" svg:x1="4.0193in" svg:y1="0.6193in" svg:x2="6.6339in" svg:y2="0.6091in"><text:p/></draw:line><draw:frame text:anchor-type="paragraph" draw:z-index="8" draw:name="Shape9" draw:style-name="gr8" draw:text-style-name="P24" svg:width="1.5941in" svg:height="0.3752in" svg:x="4.2693in" svg:y="0.2339in"><draw:text-box><text:p>- observerCollection</text:p></draw:text-box></draw:frame><draw:frame text:anchor-type="paragraph" draw:z-index="9" draw:name="Shape10" draw:style-name="gr9" draw:text-style-name="P24" svg:width="2.2504in" svg:height="0.6878in" svg:x="4.1862in" svg:y="0.6925in"><draw:text-box><text:p>+ notifyObservers()</text:p><text:p>+ registerObserver()</text:p><text:p>+ unregisterObserver()</text:p></draw:text-box></draw:frame><draw:custom-shape text:anchor-type="paragraph" draw:z-index="10" draw:name="Shape11" draw:style-name="gr10" draw:text-style-name="P20" svg:width="1.813in" svg:height="0.865in" svg:x="-0.4181in" svg:y="2.2547in"><text:p/><draw:enhanced-geometry svg:viewBox="0 0 21600 21600" draw:type="rectangle" draw:enhanced-path="M 0 0 L 21600 0 21600 21600 0 21600 0 0 Z N"/></draw:custom-shape><draw:custom-shape text:anchor-type="paragraph" draw:z-index="11" draw:name="Shape12" draw:style-name="gr11" draw:text-style-name="P20" svg:width="1.9169in" svg:height="0.8752in" svg:x="1.728in" svg:y="2.2445in"><text:p/><draw:enhanced-geometry svg:viewBox="0 0 21600 21600" draw:type="rectangle" draw:enhanced-path="M 0 0 L 21600 0 21600 21600 0 21600 0 0 Z N"/></draw:custom-shape><draw:line text:anchor-type="paragraph" draw:z-index="12" draw:name="Shape13" draw:style-name="gr6" draw:text-style-name="P21" svg:x1="-0.4181in" svg:y1="2.6717in" svg:x2="1.3945in" svg:y2="2.6717in"><text:p/></draw:line><draw:line text:anchor-type="paragraph" draw:z-index="13" draw:name="Shape14" draw:style-name="gr6" draw:text-style-name="P21" svg:x1="1.728in" svg:y1="2.6717in" svg:x2="3.6445in" svg:y2="2.6717in"><text:p/></draw:line><draw:frame text:anchor-type="paragraph" draw:z-index="14" draw:name="Shape15" draw:style-name="gr12" draw:text-style-name="P24" svg:width="1.6669in" svg:height="0.2921in" svg:x="-0.3244in" svg:y="2.328in"><draw:text-box><text:p>ConcreteObserverA</text:p></draw:text-box></draw:frame><draw:frame text:anchor-type="paragraph" draw:z-index="15" draw:name="Shape16" draw:style-name="gr12" draw:text-style-name="P24" svg:width="1.5941in" svg:height="0.2921in" svg:x="-0.2929in" svg:y="2.7756in"><draw:text-box><text:p>+ notify()</text:p></draw:text-box></draw:frame><draw:frame text:anchor-type="paragraph" draw:z-index="16" draw:name="Shape17" draw:style-name="gr8" draw:text-style-name="P24" svg:width="1.7087in" svg:height="0.3752in" svg:x="1.811in" svg:y="2.2965in"><draw:text-box><text:p>ConcreteObserverB</text:p></draw:text-box></draw:frame><draw:frame text:anchor-type="paragraph" draw:z-index="17" draw:name="Shape18" draw:style-name="gr13" draw:text-style-name="P24" svg:width="1.8335in" svg:height="0.448in" svg:x="1.811in" svg:y="2.6717in"><draw:text-box><text:p>+ notify()</text:p></draw:text-box></draw:frame><draw:line text:anchor-type="paragraph" draw:z-index="18" draw:name="Shape19" draw:style-name="gr14" draw:text-style-name="P21" svg:x1="1.6236in" svg:y1="0.3799in" svg:x2="4.0193in" svg:y2="0.3902in"><text:p/></draw:line><draw:line text:anchor-type="paragraph" draw:z-index="19" draw:name="Shape20" draw:style-name="gr15" draw:text-style-name="P21" svg:x1="0.2693in" svg:y1="2.2547in" svg:x2="0.665in" svg:y2="0.7965in"><text:p/></draw:line><draw:line text:anchor-type="paragraph" draw:z-index="20" draw:name="Shape21" draw:style-name="gr16" draw:text-style-name="P21" svg:x1="2.1028in" svg:y1="2.2445in" svg:x2="1.2484in" svg:y2="0.7965in"><text:p/></draw:line><draw:custom-shape text:anchor-type="paragraph" draw:z-index="21" draw:name="Shape22" draw:style-name="gr17" draw:text-style-name="P20" svg:width="2.6567in" svg:height="0.9689in" svg:x="4.3425in" svg:y="2.2236i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2" draw:name="Shape23" draw:style-name="gr18" draw:text-style-name="P24" svg:width="2.5315in" svg:height="0.7398in" svg:x="4.3945in" svg:y="2.3071in"><draw:text-box><text:p>notifyObservers() </text:p><text:p>For observer in observerCollection<text:line-break/> observer.notify()</text:p></draw:text-box></draw:frame><draw:line text:anchor-type="paragraph" draw:z-index="23" draw:name="Shape24" draw:style-name="gr19" draw:text-style-name="P21" svg:x1="5.7488in" svg:y1="2.2236in" svg:x2="5.0717in" svg:y2="1.4425in"><text:p/></draw:line><text:span text:style-name="T1"><text:s text:c="6"/></text:span></text:p>
      <text:p text:style-name="P18">Subject</text:p>
      <text:p text:style-name="P5"><text:span text:style-name="T5">* Manages its collection of observers</text:span></text:p>
      <text:p text:style-name="P5"><text:span text:style-name="T5">* Allows the observers to register and unregister them self.</text:span></text:p>
      <text:p text:style-name="P5"><text:span text:style-name="T5"/></text:p>
      <text:p text:style-name="P5">Observer</text:p>
      <text:p text:style-name="P5"><text:span text:style-name="T5">* Defines an interface to notify the observers</text:span></text:p>
      <text:p text:style-name="P5"><text:span text:style-name="T5"/></text:p>
      <text:p text:style-name="P5">Concrete Observer</text:p>
      <text:p text:style-name="P5"><text:span text:style-name="T5">* Implements the interface</text:span></text:p>
      <text:p text:style-name="P5"><text:span text:style-name="T5">* Is notified by the subject</text:span></text:p>
      <text:p text:style-name="P5"><text:span text:style-name="T5"/></text:p>
      <text:p text:style-name="P5"><text:span text:style-name="T5"/></text:p>
      <text:p text:style-name="P5"><text:span text:style-name="T5"><text:tab/>#include &lt;iostream&gt;</text:span></text:p>
      <text:p text:style-name="P5"><text:span text:style-name="T5"><text:s text:c="11"/>#include &lt;string&gt;</text:span></text:p>
      <text:p text:style-name="P5"><text:span text:style-name="T5"><text:s text:c="11"/>#include &lt;list&gt;</text:span></text:p>
      <text:p text:style-name="P5"><text:span text:style-name="T5"><text:s text:c="7"/></text:span></text:p>
      <text:p text:style-name="P5"><text:span text:style-name="T11"><text:s text:c="6"/></text:span>// Class Observer</text:p>
      <text:p text:style-name="P5"><text:span text:style-name="T5"><text:s text:c="8"/>class Observer{</text:span></text:p>
      <text:p text:style-name="P5"><text:span text:style-name="T5"><text:tab/>public:</text:span></text:p>
      <text:p text:style-name="P5"><text:span text:style-name="T5"><text:s text:c="21"/>virtual void notify() const</text:span></text:p>
      <text:p text:style-name="P5"><text:span text:style-name="T5"><text:tab/> <text:s text:c="9"/>{</text:span></text:p>
      <text:p text:style-name="P5"><text:span text:style-name="T5"><text:s text:c="24"/></text:span></text:p>
      <text:p text:style-name="P5"><text:span text:style-name="T5"><text:s text:c="22"/>}</text:span></text:p>
      <text:p text:style-name="P5"><text:span text:style-name="T5"><text:s text:c="22"/>virtual ~Observer()</text:span></text:p>
      <text:p text:style-name="P5"><text:span text:style-name="T5"><text:s text:c="22"/>{</text:span></text:p>
      <text:p text:style-name="P5"><text:span text:style-name="T5"><text:s text:c="23"/>}</text:span></text:p>
      <text:p text:style-name="P5"><text:span text:style-name="T5"><text:s text:c="10"/>};</text:span></text:p>
      <text:p text:style-name="P5"><text:span text:style-name="T5"><text:s text:c="9"/></text:span></text:p>
      <text:p text:style-name="P5"><text:span text:style-name="T5"><text:s text:c="6"/></text:span><text:s/>// Class Subject</text:p>
      <text:p text:style-name="P5"><text:span text:style-name="T5"><text:s text:c="9"/></text:span></text:p>
      <text:p text:style-name="P5"><text:span text:style-name="T5"><text:tab/>class Subject {</text:span></text:p>
      <text:p text:style-name="P5"><text:span text:style-name="T5"><text:tab/> <text:s text:c="4"/>public:</text:span></text:p>
      <text:p text:style-name="P5"><text:span text:style-name="T5"><text:s text:c="23"/></text:span><text:span text:style-name="T6">void resgisterObserver(Observer* observer) {</text:span></text:p>
      <text:p text:style-name="P5"><text:span text:style-name="T6"><text:s text:c="30"/>observers.push_back(observer);</text:span></text:p>
      <text:p text:style-name="P5"><text:span text:style-name="T6"><text:s text:c="24"/>}</text:span></text:p>
      <text:p text:style-name="P5"><text:span text:style-name="T6"><text:s text:c="24"/>void unregisterObserver(Observer* observer) {</text:span></text:p>
      <text:p text:style-name="P5"><text:span text:style-name="T6"><text:s text:c="31"/>observers.remove(observer);</text:span></text:p>
      <text:p text:style-name="P5"><text:span text:style-name="T6"><text:s text:c="24"/>}</text:span></text:p>
      <text:p text:style-name="P5"><text:span text:style-name="T6"><text:s text:c="25"/>void notifyObserver() {</text:span></text:p>
      <text:p text:style-name="P5"><text:span text:style-name="T6"><text:s text:c="30"/>for(auto x : observers)</text:span></text:p>
      <text:p text:style-name="P9"><text:span text:style-name="T5"><text:tab/><text:tab/> <text:s text:c="6"/>{</text:span></text:p>
      <text:p text:style-name="P9"><text:span text:style-name="T5"><text:s text:c="37"/>x→notify();</text:span></text:p>
      <text:p text:style-name="P9"><text:span text:style-name="T5"><text:s text:c="31"/>}</text:span></text:p>
      <text:p text:style-name="P9"><text:span text:style-name="T5"><text:s text:c="25"/>}</text:span></text:p>
      <text:p text:style-name="P5"><text:span text:style-name="T5"><text:s text:c="17"/></text:span><text:span text:style-name="T6">private:</text:span></text:p>
      <text:p text:style-name="P5"><text:span text:style-name="T6"><text:s text:c="21"/>std::list&lt;Observer *&gt; observers;</text:span></text:p>
      <text:p text:style-name="P5"><text:span text:style-name="T6"><text:s text:c="11"/>};</text:span></text:p>
      <text:p text:style-name="P5"><text:span text:style-name="T5"><text:s text:c="24"/></text:span></text:p>
      <text:p text:style-name="P5"><text:soft-page-break/><text:span text:style-name="T5"><text:s text:c="10"/></text:span>// <text:span text:style-name="T14">class ConcreteObserverA</text:span></text:p>
      <text:p text:style-name="P5"><text:span text:style-name="T6"><text:s text:c="12"/></text:span></text:p>
      <text:p text:style-name="P5"><text:span text:style-name="T6"><text:s text:c="12"/></text:span><text:span text:style-name="T7"><text:s text:c="3"/>class ConcreteObserverA : public Observer {</text:span></text:p>
      <text:p text:style-name="P5"><text:span text:style-name="T7"><text:s text:c="20"/>private: </text:span></text:p>
      <text:p text:style-name="P5"><text:span text:style-name="T7"><text:s text:c="24"/>Subject&amp; m_subject;</text:span></text:p>
      <text:p text:style-name="P5"><text:span text:style-name="T7"><text:s text:c="20"/>public:</text:span></text:p>
      <text:p text:style-name="P5"><text:span text:style-name="T7"><text:s text:c="24"/>ConcreteObserverA(Subject</text:span><text:span text:style-name="T10">&amp;</text:span><text:span text:style-name="T7"> subject) : m_subject(subject){</text:span></text:p>
      <text:p text:style-name="P6"><text:span text:style-name="T7"><text:s text:c="31"/>m_subject. </text:span><text:span text:style-name="T6">resgisterObserver</text:span><text:span text:style-name="T7">(this);</text:span></text:p>
      <text:p text:style-name="P6"><text:span text:style-name="T7"><text:s text:c="23"/>}</text:span></text:p>
      <text:p text:style-name="P6"><text:span text:style-name="T7"><text:s text:c="23"/>void notify() const {</text:span></text:p>
      <text:p text:style-name="P6"><text:span text:style-name="T7"><text:s text:c="26"/>cout&lt;&lt;”ConcreteObserverA::notify”&lt;&lt;endl;</text:span></text:p>
      <text:p text:style-name="P6"><text:span text:style-name="T7"><text:s text:c="23"/>}</text:span></text:p>
      <text:p text:style-name="P6"><text:span text:style-name="T7"><text:s text:c="14"/>};</text:span></text:p>
      <text:p text:style-name="P6"><text:span text:style-name="T7"><text:s text:c="11"/></text:span><text:span text:style-name="T15"><text:s text:c="2"/>// class ConcreteObserverB</text:span></text:p>
      <text:p text:style-name="P6"><text:span text:style-name="T7"/></text:p>
      <text:p text:style-name="P6"><text:span text:style-name="T7"><text:s text:c="18"/>class ConcreteObserverB : public Observer {</text:span></text:p>
      <text:p text:style-name="P6"><text:span text:style-name="T7"><text:s text:c="24"/>private:</text:span></text:p>
      <text:p text:style-name="P6"><text:span text:style-name="T7"><text:s text:c="28"/>Subject&amp; m_subject;</text:span></text:p>
      <text:p text:style-name="P6"><text:span text:style-name="T7"><text:s text:c="24"/>public:</text:span></text:p>
      <text:p text:style-name="P6"><text:span text:style-name="T7"><text:s text:c="28"/>ConcreteObserverB(Subject</text:span><text:span text:style-name="T10">&amp;</text:span><text:span text:style-name="T7"> subject) : m_subject(subject) {</text:span></text:p>
      <text:p text:style-name="P6"><text:span text:style-name="T7"><text:s text:c="34"/>m_subject.registerObserver(this);</text:span></text:p>
      <text:p text:style-name="P6"><text:span text:style-name="T7"><text:s text:c="27"/>}</text:span></text:p>
      <text:p text:style-name="P6"><text:span text:style-name="T7"><text:s text:c="27"/>void notify() const{</text:span></text:p>
      <text:p text:style-name="P6"><text:span text:style-name="T7"><text:s text:c="30"/>cout&lt;&lt;”</text:span><text:span text:style-name="T8">ConcreteObserverB::notify”&lt;&lt;endl;</text:span></text:p>
      <text:p text:style-name="P6"><text:span text:style-name="T8"><text:s text:c="27"/>}</text:span></text:p>
      <text:p text:style-name="P6"><text:span text:style-name="T8"><text:s text:c="16"/>};</text:span></text:p>
      <text:p text:style-name="P6"><text:span text:style-name="T8"><text:tab/> <text:s text:c="3"/></text:span></text:p>
      <text:p text:style-name="P6"><text:span text:style-name="T8"><text:s text:c="16"/>int main() {</text:span></text:p>
      <text:p text:style-name="P6"><text:span text:style-name="T8"><text:s text:c="18"/>Subject subject;</text:span></text:p>
      <text:p text:style-name="P6"><text:span text:style-name="T8"><text:s text:c="18"/></text:span></text:p>
      <text:p text:style-name="P7"><text:span text:style-name="T8"><text:tab/> <text:s text:c="6"/></text:span><text:span text:style-name="T7">ConcreteObserver</text:span><text:span text:style-name="T8">A observerA(subject);</text:span></text:p>
      <text:p text:style-name="P7"><text:span text:style-name="T8"><text:tab/> <text:s text:c="6"/></text:span><text:span text:style-name="T7">ConcreteObserverB </text:span><text:span text:style-name="T8">observerB(subject);</text:span></text:p>
      <text:p text:style-name="P7"><text:span text:style-name="T8"><text:s text:c="18"/></text:span></text:p>
      <text:p text:style-name="P7"><text:span text:style-name="T8"><text:s text:c="20"/>subject.notifyObservers();</text:span></text:p>
      <text:p text:style-name="P7"><text:span text:style-name="T8"><text:s text:c="20"/>cout&lt;&lt;”subject.unregisterObserver(ObserverA)”&lt;&lt;endl;</text:span></text:p>
      <text:p text:style-name="P8"><text:span text:style-name="T8"><text:s text:c="19"/>subject. </text:span><text:span text:style-name="T6">unregisterObserver</text:span><text:span text:style-name="T8">( ObserverA</text:span><text:span text:style-name="T9">);</text:span></text:p>
      <text:p text:style-name="P8"><text:span text:style-name="T9"><text:s text:c="19"/></text:span><text:span text:style-name="T8">subject.notifyObservers();</text:span></text:p>
      <text:p text:style-name="P5"><text:span text:style-name="T6"><text:s text:c="31"/></text:span></text:p>
      <text:p text:style-name="P5"><text:span text:style-name="T5"><text:s text:c="17"/></text:span><text:span text:style-name="T9">}</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oft-page-break/><text:span text:style-name="T5"><text:tab/><text:tab/><text:tab/><text:tab/></text:span><text:span text:style-name="T17">REAL TIME EXAMPLE</text:span></text:p>
      <text:p text:style-name="P5"><text:span text:style-name="T17"/></text:p>
      <text:p text:style-name="P10"><text:tab/><text:span text:style-name="T16">When you are creating cabin information application,In which multiple ground stations are responsible for collecting cabin information and you want to create system where multiple displays for can show real time updates. When ground station collects new data all registered displays are should be updated automatically with the latest information. </text:span></text:p>
      <text:p text:style-name="P10"/>
      <text:p text:style-name="P10"><text:s text:c="3"/><text:tab/><text:span text:style-name="T18">#include &lt;iostream&gt;</text:span></text:p>
      <text:p text:style-name="P10"><text:tab/><text:span text:style-name="T18">#include &lt;list&gt;</text:span></text:p>
      <text:p text:style-name="P11"/>
      <text:p text:style-name="P10"><text:tab/><text:span text:style-name="T18">class Observer</text:span></text:p>
      <text:p text:style-name="P10"><text:s text:c="11"/><text:span text:style-name="T18">{</text:span></text:p>
      <text:p text:style-name="P10"><text:s text:c="16"/><text:span text:style-name="T18">public:</text:span></text:p>
      <text:p text:style-name="P10"><text:s text:c="21"/><text:span text:style-name="T18">virtual void update(int number,float temperature,bool info) = 0;</text:span></text:p>
      <text:p text:style-name="P10"><text:s text:c="12"/><text:span text:style-name="T18">};</text:span></text:p>
      <text:p text:style-name="P10"><text:s text:c="13"/><text:span text:style-name="T12">// </text:span><text:span text:style-name="T13">Class Subject</text:span></text:p>
      <text:p text:style-name="P10"><text:span text:style-name="T13"/></text:p>
      <text:p text:style-name="P10"><text:s text:c="13"/><text:span text:style-name="T18">class GroundStation </text:span></text:p>
      <text:p text:style-name="P10"><text:s text:c="13"/><text:span text:style-name="T18">{</text:span></text:p>
      <text:p text:style-name="P10"><text:s text:c="17"/><text:span text:style-name="T18">private:</text:span></text:p>
      <text:p text:style-name="P10"><text:s text:c="22"/><text:span text:style-name="T18">std::vector&lt;Observer *&gt; observers;</text:span></text:p>
      <text:p text:style-name="P10"><text:s text:c="22"/><text:span text:style-name="T19">int num;</text:span></text:p>
      <text:p text:style-name="P10"><text:s text:c="22"/><text:span text:style-name="T19">float temp;</text:span></text:p>
      <text:p text:style-name="P10"><text:s text:c="22"/><text:span text:style-name="T19">bool info;</text:span></text:p>
      <text:p text:style-name="P10"><text:s text:c="18"/><text:span text:style-name="T18">public:</text:span></text:p>
      <text:p text:style-name="P10"><text:s text:c="21"/><text:span text:style-name="T18">void registerObserver(Observer* observer) {</text:span></text:p>
      <text:p text:style-name="P10"><text:s text:c="26"/><text:span text:style-name="T18">observers.push_back(observer);</text:span></text:p>
      <text:p text:style-name="P10"><text:s text:c="22"/><text:span text:style-name="T18">}</text:span></text:p>
      <text:p text:style-name="P10"><text:s text:c="22"/><text:span text:style-name="T18">void removeObserver(Observer* observer) {</text:span></text:p>
      <text:p text:style-name="P10"><text:s text:c="29"/><text:span text:style-name="T18">observers.remove(observer)</text:span></text:p>
      <text:p text:style-name="P10"><text:s text:c="22"/><text:span text:style-name="T18">}</text:span></text:p>
      <text:p text:style-name="P10"><text:s text:c="23"/><text:span text:style-name="T18">void notifyObservers() const {</text:span></text:p>
      <text:p text:style-name="P10"><text:s text:c="28"/><text:span text:style-name="T18">for(Observer* obj: observers)</text:span></text:p>
      <text:p text:style-name="P10"><text:s text:c="29"/><text:span text:style-name="T19">{</text:span></text:p>
      <text:p text:style-name="P10"><text:s text:c="35"/><text:span text:style-name="T19">obj→update(number,temp,info);</text:span></text:p>
      <text:p text:style-name="P10"><text:s text:c="30"/><text:span text:style-name="T19">}</text:span></text:p>
      <text:p text:style-name="P10"><text:s text:c="23"/><text:span text:style-name="T19">}</text:span></text:p>
      <text:p text:style-name="P10"><text:s text:c="23"/><text:span text:style-name="T19">void setUpdate(int num,float temper,bool inform) {</text:span></text:p>
      <text:p text:style-name="P10"><text:s text:c="28"/><text:span text:style-name="T19">number = num;</text:span></text:p>
      <text:p text:style-name="P10"><text:s text:c="29"/><text:span text:style-name="T19">temp = temper;</text:span></text:p>
      <text:p text:style-name="P10"><text:s text:c="29"/><text:span text:style-name="T19">info = inform;</text:span></text:p>
      <text:p text:style-name="P10"><text:s text:c="29"/><text:span text:style-name="T19">notifyObservers();</text:span></text:p>
      <text:p text:style-name="P10"><text:s text:c="23"/><text:span text:style-name="T19">}</text:span></text:p>
      <text:p text:style-name="P10"><text:s text:c="24"/></text:p>
      <text:p text:style-name="P10"><text:s text:c="11"/><text:span text:style-name="T19">};</text:span></text:p>
      <text:p text:style-name="P10"/>
      <text:p text:style-name="P10"/>
      <text:p text:style-name="P10"/>
      <text:p text:style-name="P10"><text:soft-page-break/></text:p>
      <text:p text:style-name="P12">class Gen7Display : public Observer</text:p>
      <text:p text:style-name="P12">{</text:p>
      <text:p text:style-name="P12"><text:s text:c="9"/>private:</text:p>
      <text:p text:style-name="P12"><text:s text:c="6"/><text:tab/> <text:s text:c="5"/>Groundstation&amp; m_groundstn;</text:p>
      <text:p text:style-name="P12"><text:s text:c="9"/>public: </text:p>
      <text:p text:style-name="P12"><text:s text:c="18"/>Gen7Display(Groundstation&amp; groundstn):m_groundstn(groundstn){</text:p>
      <text:p text:style-name="P12"><text:s text:c="22"/>m_groundstn.registerObserver(this);</text:p>
      <text:p text:style-name="P12"><text:s text:c="18"/>}</text:p>
      <text:p text:style-name="P12"><text:s text:c="18"/>void update<text:span text:style-name="T20">(int number,float temp,bool info) {</text:span></text:p>
      <text:p text:style-name="P12"><text:s text:c="26"/><text:span text:style-name="T20">cout&lt;&lt; “seat number”&lt;&lt; number &lt;&lt;:&lt;&lt;”temparature”&lt;&lt;:&lt;&lt;”info”&lt;&lt;info&lt;&lt;endl;</text:span></text:p>
      <text:p text:style-name="P12"><text:s text:c="19"/><text:span text:style-name="T20">}</text:span></text:p>
      <text:p text:style-name="P14">};</text:p>
      <text:p text:style-name="P14">classGen8Display : public Observer</text:p>
      <text:p text:style-name="P14">{</text:p>
      <text:p text:style-name="P14"><text:s text:c="12"/><text:span text:style-name="T21">private:</text:span></text:p>
      <text:p text:style-name="P15"><text:s text:c="17"/><text:span text:style-name="T19">Groundstation&amp; m_groundstn;</text:span></text:p>
      <text:p text:style-name="P14"><text:s text:c="9"/><text:span text:style-name="T19"><text:s text:c="4"/>public: </text:span></text:p>
      <text:p text:style-name="P14"><text:s text:c="17"/>Gen8Display(Groundstation&amp; groundstn):m_groundstn(groundstn){</text:p>
      <text:p text:style-name="P14"><text:s text:c="21"/>m_groundstn.registerObserver(this);</text:p>
      <text:p text:style-name="P14"><text:s text:c="17"/>}</text:p>
      <text:p text:style-name="P13"><text:s text:c="18"/>void update<text:span text:style-name="T20">(int number,float temp,bool info) {</text:span></text:p>
      <text:p text:style-name="P13"><text:s text:c="26"/><text:span text:style-name="T20">cout&lt;&lt; “seat number”&lt;&lt; number &lt;&lt;:&lt;&lt;”temparature”&lt;&lt;:&lt;&lt;”info”&lt;&lt;info&lt;&lt;endl;</text:span></text:p>
      <text:p text:style-name="P13"><text:s text:c="19"/><text:span text:style-name="T20">}</text:span></text:p>
      <text:p text:style-name="P14">};</text:p>
      <text:p text:style-name="P14">int main()</text:p>
      <text:p text:style-name="P14">{</text:p>
      <text:p text:style-name="P14"><text:s text:c="6"/>GroundStation groundstation;</text:p>
      <text:p text:style-name="P14"><text:s text:c="7"/></text:p>
      <text:p text:style-name="P15"><text:s text:c="7"/>Gen7Display gen7disp<text:span text:style-name="T21">(</text:span>groundstation<text:span text:style-name="T21">)</text:span>;</text:p>
      <text:p text:style-name="P15"><text:s text:c="7"/>Gen8Dispaly gen8disp<text:span text:style-name="T21">(</text:span>groundstation<text:span text:style-name="T21">)</text:span>;</text:p>
      <text:p text:style-name="P14"/>
      <text:p text:style-name="P14"><text:s text:c="8"/>groundstation. <text:span text:style-name="T19">setUpdate</text:span>( 34,45.6,true);</text:p>
      <text:p text:style-name="P14"><text:s text:c="9"/>groundstation. setUpdate(12,34.5,false);</text:p>
      <text:p text:style-name="P14"/>
      <text:p text:style-name="P14"><text:s text:c="8"/>groundstation. <text:s/><text:span text:style-name="T18">removeObserver</text:span>(&amp; <text:s/>gen7disp);</text:p>
      <text:p text:style-name="P14"/>
      <text:p text:style-name="P14"><text:s text:c="9"/>groundstation. <text:s/><text:span text:style-name="T18">notifyObservers</text:span>();</text:p>
      <text:p text:style-name="P14"/>
      <text:p text:style-name="P14"><text:s text:c="6"/>return 0;</text:p>
      <text:p text:style-name="P14"/>
      <text:p text:style-name="P14">}</text:p>
      <text:p text:style-name="P14"/>
      <text:p text:style-name="P17"><text:span text:style-name="T4">Adavantages: <text:s/></text:span><text:span text:style-name="Strong_20_Emphasis"><text:span text:style-name="T23">Scalability: </text:span></text:span><text:span text:style-name="Strong_20_Emphasis"><text:span text:style-name="T25">y</text:span></text:span><text:span text:style-name="T24">ou can easily add or remove observers without modifying the subject. This makes it a flexible solution for systems with dynamic requirements.</text:span></text:p>
      <text:list xml:id="list108143755" text:style-name="L1">
        <text:list-item text:start-value="3">
          <text:p text:style-name="P19"><text:span text:style-name="Strong_20_Emphasis"><text:span text:style-name="T22">Reusability:</text:span></text:span><text:span text:style-name="Strong_20_Emphasis"><text:span text:style-name="T26"> </text:span></text:span><text:span text:style-name="T24">Observers can be reused in different contexts, provided they adhere to the observer interface or class</text:span></text:p>
        </text:list-item>
      </text:list>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Diamond" svg:viewBox="0 0 3000 6000" svg:d="M1500 0l1500 3000-1500 3000-1500-3000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0T16:21:16.688483341</meta:creation-date>
    <dc:date>2024-01-21T16:17:21.285541353</dc:date>
    <meta:editing-duration>PT1H42M55S</meta:editing-duration>
    <meta:editing-cycles>4</meta:editing-cycles>
    <meta:generator>LibreOffice/6.0.7.3$Linux_X86_64 LibreOffice_project/00m0$Build-3</meta:generator>
    <meta:document-statistic meta:table-count="0" meta:image-count="0" meta:object-count="0" meta:page-count="6" meta:paragraph-count="166" meta:word-count="474" meta:character-count="6452" meta:non-whitespace-character-count="3595"/>
  </office:meta>
</office:document-meta>
</file>